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15b616" officeooo:paragraph-rsid="0015b616"/>
    </style:style>
    <style:style style:name="P2" style:family="paragraph" style:parent-style-name="Standard">
      <style:text-properties fo:language="uk" fo:country="UA" officeooo:rsid="00167c34" officeooo:paragraph-rsid="00167c34"/>
    </style:style>
    <style:style style:name="P3" style:family="paragraph" style:parent-style-name="Standard">
      <style:text-properties fo:language="uk" fo:country="UA" fo:font-weight="bold" officeooo:rsid="00167c34" officeooo:paragraph-rsid="00167c34" style:font-weight-asian="bold" style:font-weight-complex="bold"/>
    </style:style>
    <style:style style:name="P4" style:family="paragraph" style:parent-style-name="Standard">
      <style:text-properties fo:language="uk" fo:country="UA" fo:font-weight="bold" officeooo:rsid="0015b616" officeooo:paragraph-rsid="0015b616" style:font-weight-asian="bold" style:font-weight-complex="bold"/>
    </style:style>
    <style:style style:name="P5" style:family="paragraph" style:parent-style-name="Standard">
      <style:text-properties fo:language="uk" fo:country="UA" officeooo:rsid="00183908" officeooo:paragraph-rsid="00183908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language="uk" fo:country="UA" officeooo:rsid="00167c34" officeooo:paragraph-rsid="00167c34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language="uk" fo:country="UA" officeooo:rsid="0015b616" officeooo:paragraph-rsid="00167c34"/>
    </style:style>
    <style:style style:name="T1" style:family="text">
      <style:text-properties style:font-name="Times New Roman" fo:font-size="12pt" style:font-name-asian="Calibri" style:font-size-asian="12pt" style:font-size-complex="12pt"/>
    </style:style>
    <style:style style:name="T2" style:family="text">
      <style:text-properties style:font-name="Times New Roman" fo:font-size="12pt" fo:font-weight="bold" style:font-name-asian="Calibri" style:font-size-asian="12pt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9.10.21</text:p>
      <text:p text:style-name="P1">2-Б клас Заярнюк С. А. Математика Прямий кут</text:p>
      <text:p text:style-name="P1">Хід уроку</text:p>
      <text:p text:style-name="P1"/>
      <text:p text:style-name="P2"><text:span text:style-name="T3">1. </text:span><text:span text:style-name="T2">Хвилинка каліграфії </text:span><text:span text:style-name="T1">— Установіть закономірність і запишіть числа, вставляючи пропущені. 11; 22; 33; ...; ...; ...; ...; ...; ...</text:span></text:p>
      <text:p text:style-name="P3"><text:span text:style-name="T1">2. Робота з підручником стр. 34.</text:span></text:p>
      <text:p text:style-name="P2"><text:span text:style-name="T1">Приклади 1. </text:span></text:p>
      <text:p text:style-name="P2"><text:span text:style-name="T1">Задача 2. </text:span></text:p>
      <text:p text:style-name="P2"><text:span text:style-name="T1">- Скільки було дубів?</text:span></text:p>
      <text:p text:style-name="P2"><text:span text:style-name="T1">- Скільки було лип? Якою дією знаходимо липи?</text:span></text:p>
      <text:p text:style-name="P2"><text:span text:style-name="T1">- Як знайти скільки всього дерев було?</text:span></text:p>
      <text:p text:style-name="P3"><text:span text:style-name="T1">3.Вивчення нового матеріалу.</text:span></text:p>
      <text:p text:style-name="P2"><text:span text:style-name="T1"/></text:p>
      <text:p text:style-name="P6"><text:span text:style-name="T1">Візьміть паперовий круг і згорніть його так, як на малюнку. <text:s/>Такі кути називають</text:span><text:span text:style-name="T2"> прямими.</text:span></text:p>
      <text:p text:style-name="P7"><text:span text:style-name="T1">Прочитайте пояснення про кути. </text:span></text:p>
      <text:p text:style-name="P7"><text:span text:style-name="T1">У косинця один кут прямий, а два інших... Кут, менший від прямого кута, називають </text:span><text:span text:style-name="T2">гострим кутом.</text:span><text:span text:style-name="T1"> Кут, більший від прямого, називають </text:span><text:span text:style-name="T2">тупим кутом.</text:span><text:span text:style-name="T1"> За допомогою косинця знайдіть у п’ятикутнику прямі, тупі кути й гострий кут.</text:span></text:p>
      <text:p text:style-name="P1"/>
      <text:p text:style-name="P1"><text:a xlink:type="simple" xlink:href="https://www.youtube.com/watch?v=eeRszyMOf2k" text:style-name="Internet_20_link" text:visited-style-name="Visited_20_Internet_20_Link">https://www.youtube.com/watch?v=eeRszyMOf2k</text:a></text:p>
      <text:p text:style-name="P1"/>
      <text:p text:style-name="P3">Фізкльтхвилинка</text:p>
      <text:p text:style-name="P4"/>
      <text:p text:style-name="P1"><text:a xlink:type="simple" xlink:href="https://www.youtube.com/watch?v=ld__dVatHiE" text:style-name="Internet_20_link" text:visited-style-name="Visited_20_Internet_20_Link">https://www.youtube.com/watch?v=ld__dVatHiE</text:a></text:p>
      <text:p text:style-name="P1"/>
      <text:p text:style-name="P5">рекомендоване завдання.</text:p>
      <text:p text:style-name="P5">Під. Стр. 35 приклади 7, задача 8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18T18:41:27.842000000</meta:creation-date>
    <dc:date>2021-10-18T19:54:09.582000000</dc:date>
    <meta:editing-duration>PT2M29S</meta:editing-duration>
    <meta:editing-cycles>1</meta:editing-cycles>
    <meta:document-statistic meta:table-count="0" meta:image-count="0" meta:object-count="0" meta:page-count="1" meta:paragraph-count="19" meta:word-count="127" meta:character-count="877" meta:non-whitespace-character-count="764"/>
    <meta:generator>LibreOffice/6.3.4.2$Windows_X86_64 LibreOffice_project/60da17e045e08f1793c57c00ba83cdfce946d0aa</meta:generator>
  </office:meta>
</office:document-meta>
</file>